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da4" officeooo:paragraph-rsid="00073da4"/>
    </style:style>
    <style:style style:name="P2" style:family="paragraph" style:parent-style-name="Standard">
      <style:text-properties fo:language="ru" fo:country="RU" officeooo:rsid="000791e5" officeooo:paragraph-rsid="00079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 пошаговой инструкцией всё плохо. Как приложение поймёт какой файл нужно вставить.</text:p>
      <text:p text:style-name="P2">Пока всё идет не плохо, но не много скучновато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5:44:08.926000000</meta:creation-date>
    <dc:date>2024-02-23T18:31:39.293000000</dc:date>
    <meta:editing-duration>PT4M39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" meta:word-count="21" meta:character-count="130" meta:non-whitespace-character-count="111"/>
  </office:meta>
</office:document-meta>
</file>